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achelor Pi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Den <text:s/>helt store hypotese</text:p>
          </draw:text-box>
        </draw:frame>
        <draw:frame presentation:style-name="pr4" draw:text-style-name="P1" draw:layer="layout" svg:width="25.199cm" svg:height="9.134cm" svg:x="1.4cm" svg:y="3.685cm" presentation:class="subtitle">
          <draw:text-box>
            <text:p>Når man skal kommunikere (sprede information) til mange mennesker. Så har informationens spredning et ”fingeraftryk” der er unikt i forhold til hvad formålet og indholdstype der e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en aktive, den passive og den i mellem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Den aktive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Information man aktivt opsøger og modtager</text:p>
                <text:list>
                  <text:list-item>
                    <text:p>Information der er 100% offentligt tilgængeligt, men ikke gør noget for at blive modtaget.</text:p>
                  </text:list-item>
                  <text:list-item>
                    <text:p>Man kontrollere både hvilken information man vil have og <text:s/>hvem er afsenderen</text:p>
                  </text:list-item>
                </text:list>
              </text:list-item>
              <text:list-item>
                <text:p>Eksempler</text:p>
                <text:list>
                  <text:list-item>
                    <text:p>Presse meddelser</text:p>
                  </text:list-item>
                  <text:list-item>
                    <text:p>Resultater af en tun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 text:style-name="P2">Den passive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Informaiton man passivt modtager</text:p>
                <text:list>
                  <text:list-item>
                    <text:p>Information hvor afsenderen aktivt opsøger modtageren med informationen.</text:p>
                  </text:list-item>
                  <text:list-item>
                    <text:p>Man har ikke kontrol over hvem der er afsenderen og hvilken information man får.</text:p>
                  </text:list-item>
                </text:list>
              </text:list-item>
              <text:list-item>
                <text:p>Eksempler</text:p>
                <text:list>
                  <text:list-item>
                    <text:p>Socialemedier</text:p>
                  </text:list-item>
                  <text:list-item>
                    <text:p>Algoritmisk anbefalede opsl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 text:style-name="P2">Den i melle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3">Det der er i mellem</text:p>
                <text:list>
                  <text:list-item>
                    <text:p>Information du aktivt opsøger afsender, men har ikke kontrol over hvilken information du modtager.</text:p>
                  </text:list-item>
                  <text:list-item>
                    <text:p>Information du aktivt opsøger information, men har ikke kontrol over hvem der er afsender.</text:p>
                  </text:list-item>
                </text:list>
              </text:list-item>
              <text:list-item>
                <text:p>Eksempler</text:p>
                <text:list>
                  <text:list-item>
                    <text:p>TV-avisen, aviser (Organisationer med en redaktion)</text:p>
                  </text:list-item>
                  <text:list-item>
                    <text:p><text:s/>Bibliotek, søgning med en søgemask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2 store grupp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information der skal overbevise</text:p>
                <text:list>
                  <text:list-item>
                    <text:p>Meget arbejde, dyrt, kan modsiges</text:p>
                  </text:list-item>
                </text:list>
              </text:list-item>
              <text:list-item>
                <text:p>Desinformation der ikke behøver at overbevise</text:p>
                <text:list>
                  <text:list-item>
                    <text:p>Formål er at skabe tvivl</text:p>
                  </text:list-item>
                  <text:list-item>
                    <text:p>Gøre billedet ukl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presentation:style-name="pr6" draw:layer="layout" svg:width="25.199cm" svg:height="2.629cm" svg:x="1.4cm" svg:y="0.628cm" presentation:class="title">
          <draw:text-box>
            <text:p>Den afgrænsede hypotese</text:p>
          </draw:text-box>
        </draw:frame>
        <draw:frame presentation:style-name="pr4" draw:text-style-name="P1" draw:layer="layout" svg:width="25.199cm" svg:height="9.134cm" svg:x="1.4cm" svg:y="3.685cm" presentation:class="subtitle">
          <draw:text-box>
            <text:p>Man er i stand til at se om noget kommunikation der desinformation ved at se om noget kommunikation har samme ”fingeraftryk”.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Udfyld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Udfyldt_20_blå" draw:display-name="Udfyld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Udfyldt_20_grøn" draw:display-name="Udfyld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Udfyldt_20_gul" draw:display-name="Udfyld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Udfyldt_20_rød" draw:display-name="Udfyld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da" fo:country="DK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22:02:16.679193092</meta:creation-date>
    <dc:date>2025-09-28T22:13:21.754307130</dc:date>
    <meta:editing-duration>PT5H44M18S</meta:editing-duration>
    <meta:editing-cycles>17</meta:editing-cycles>
    <meta:generator>LibreOffice/25.2.6.2$Linux_X86_64 LibreOffice_project/520$Build-2</meta:generator>
    <meta:document-statistic meta:object-count="51"/>
  </office:meta>
</office:document-meta>
</file>